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503c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* import React from 'react';</text:p>
      <text:p text:style-name="P1">import Data from '../data.js';</text:p>
      <text:p text:style-name="P1">import ListaCarreras from './ListaCarreras'</text:p>
      <text:p text:style-name="P1">//import Carrera from './Carrera'</text:p>
      <text:p text:style-name="P2"/>
      <text:p text:style-name="P1">class Carreras extends React.Component {</text:p>
      <text:p text:style-name="P1">constructor(props) {</text:p>
      <text:p text:style-name="P1">super(props)</text:p>
      <text:p text:style-name="P1">this.state={</text:p>
      <text:p text:style-name="P1">Data</text:p>
      <text:p text:style-name="P1">}</text:p>
      <text:p text:style-name="P1">console.log(this.state.Data)</text:p>
      <text:p text:style-name="P1">}</text:p>
      <text:p text:style-name="P1">render(){</text:p>
      <text:p text:style-name="P1">return(</text:p>
      <text:p text:style-name="P1">&lt;&gt;</text:p>
      <text:p text:style-name="P1">&lt;ListaCarreras</text:p>
      <text:p text:style-name="P1">carreras={this.state.Data} /&gt;</text:p>
      <text:p text:style-name="P1">&lt;/&gt;</text:p>
      <text:p text:style-name="P2"/>
      <text:p text:style-name="P1">)</text:p>
      <text:p text:style-name="P1">}</text:p>
      <text:p text:style-name="P1">}</text:p>
      <text:p text:style-name="P2"/>
      <text:p text:style-name="P1">export default Carreras; */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4T23:34:15.599795900</meta:creation-date>
    <dc:date>2020-07-04T23:35:21.328660312</dc:date>
    <meta:editing-duration>PT1M7S</meta:editing-duration>
    <meta:editing-cycles>1</meta:editing-cycles>
    <meta:document-statistic meta:table-count="0" meta:image-count="0" meta:object-count="0" meta:page-count="1" meta:paragraph-count="22" meta:word-count="44" meta:character-count="347" meta:non-whitespace-character-count="325"/>
    <meta:generator>LibreOffice/6.4.4.2$Linux_X86_64 LibreOffice_project/40$Build-2</meta:generator>
  </office:meta>
</office:document-meta>
</file>